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 Footnote Paragraph</text:h>
      <text:p text:style-name="Standard">before <text:note text:id="ftn1" text:note-class="footnote"><text:note-citation>1</text:note-citation><text:note-body><text:p text:style-name="Footnote">The footnote text</text:p></text:note-body></text:note> after and before <text:note text:id="ftn0" text:note-class="footnote"><text:note-citation>2</text:note-citation><text:note-body><text:p text:style-name="Footnote">Another footnote text</text:p></text:note-body></text:note> after...</text:p>
      <text:p text:style-name="Standard">A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15:52</meta:creation-date>
    <dc:date>2009-06-24T10:34:40</dc:date>
    <dc:creator>Vincent Spiewak</dc:creator>
    <meta:editing-duration>PT00H02M44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5" meta:word-count="18" meta:character-count="105"/>
  </office:meta>
</office:document-meta>
</file>